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text-properties fo:color="#800000"/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  <style:paragraph-properties fo:margin-top="0in" fo:margin-bottom="0.1965in"/>
    </style:style>
    <style:style style:name="T1" style:family="text">
      <style:text-properties fo:color="#80000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zagadnienia"/>Zagadnienia</text:h>
      <text:p text:style-name="Text_20_body">Wyzwalacze. Sekwencje. Widoki. </text:p>
      <text:h text:style-name="Heading_20_1" text:outline-level="1"><text:bookmark text:name="zadanie_1"/>Zadanie 1</text:h>
      <text:p text:style-name="Text_20_body">Utwórz wyzwalacz (w schemacie kwiaciarnia), który automatycznie zmniejsza liczbę dostępnych kompozycji i dodaje rekordy do tabeli <text:span text:style-name="Emphasis">zapotrzebowanie</text:span>, jeśli stan danej kompozycji spada poniżej stanu minimalnego, po złożeniu zamówienia przez klienta. Przetestuj działanie wyzwalacza. </text:p>
      <text:p text:style-name="P4">create function fn_zapotrzebowanie() returns trigger as<text:line-break/>$$<text:line-break/>declare<text:line-break/>s integer;<text:line-break/>mini integer;<text:line-break/>begin<text:line-break/>update kompozycje set stan = stan - 1<text:line-break/>where idkompozycji = new.idkompozycji;<text:line-break/><text:line-break/>select into s stan from kompozycje<text:line-break/>where idkompozycji = new.idkompozycji;<text:line-break/><text:line-break/>select into mini minimum from kompozycje<text:line-break/>where idkompozycji = new.idkompozycji;<text:line-break/><text:line-break/>if s = mini-1 then<text:line-break/>insert into zapotrzebowanie<text:line-break/>values(new.idkompozycji, current_date);<text:line-break/>end if;<text:line-break/>return null;<text:line-break/>end;<text:line-break/>$$<text:line-break/>language plpgsql;<text:line-break/><text:line-break/>create trigger tr_zapotrzebowanie after insert on zamowienia<text:line-break/>for each row execute procedure fn_zapotrzebowanie()</text:p>
      <text:p text:style-name="P4"/>
      <text:p text:style-name="P4"/>
      <text:p text:style-name="P4"/>
      <text:p text:style-name="P4"/>
      <text:h text:style-name="Heading_20_1" text:outline-level="1"><text:bookmark text:name="zadanie_2"/><text:soft-page-break/>Zadanie 2</text:h>
      <text:p text:style-name="Text_20_body">Utwórz wyzwalacz (w schemacie kwiaciarnia), który automatycznie usuwa rekordy z tabeli <text:span text:style-name="Emphasis">zapotrzebowanie</text:span>, jeżeli po dostawie (after update) wzrasta stan danej kompozycji powyżej minimum. Przetestuj działanie wyzwalacza. </text:p>
      <text:p text:style-name="P4">create function fn_anuluj_zapotrzebowanie() returns trigger as<text:line-break/>$$<text:line-break/><text:line-break/>begin<text:line-break/>--jesli stan byl nizszy niz minimum a po dostawie wiekszy<text:line-break/>if old.stan &lt; new.minimum and new.stan &gt; new.minimum then<text:line-break/><text:tab/>delete from zapotrzebowanie where idkompozycji=new.idkompozycji;<text:line-break/>end if;<text:line-break/><text:line-break/><text:line-break/>return null;<text:line-break/>end;<text:line-break/>$$<text:line-break/>language plpgsql;<text:line-break/><text:line-break/>create trigger tr_anuluj_zapotrzebowanie after update on kompozycje<text:line-break/>for each row execute procedure fn_anuluj_zapotrzebowanie()</text:p>
      <text:h text:style-name="Heading_20_1" text:outline-level="1"><text:bookmark text:name="zadanie_3"/>Zadanie 3</text:h>
      <text:p text:style-name="Text_20_body">Zmodyfikuj działanie wyzwalacza z zadania 1 tak, by obliczał on dodatkowo rabat dla zamawiającego klienta i modyfikował pole <text:span text:style-name="Emphasis">cena</text:span> w tabeli <text:span text:style-name="Emphasis">zamowienia</text:span>. Użyj funkcji z poprzedniego laboratorium. Przetestuj działanie wyzwalacza. </text:p>
      <text:p text:style-name="P4">create function fn_rabat() returns trigger as<text:line-break/>$$<text:line-break/>declare<text:line-break/>s numeric(7,2);<text:line-break/>rabat numeric(7,2);<text:line-break/><text:line-break/>begin<text:line-break/><text:line-break/>select into s sum(cena) from zamowienia<text:line-break/>where idklienta = new.idklienta;<text:line-break/><text:line-break/>rabat:=CASE<text:line-break/>   WHEN s&gt;=101 and s&lt;=200 then 0.96<text:line-break/>   WHEN s&gt;=201 and s&lt;=400 then 0.93<text:line-break/>   WHEN s&gt;=400 then 0.92<text:line-break/>   ELSE 1<text:line-break/><text:soft-page-break/>end;<text:line-break/><text:line-break/>UPDATE zamowienia set cena=new.cena*rabat <text:line-break/>WHERE idzamowienia=new.idzamowienia;<text:line-break/><text:line-break/>return null;<text:line-break/>end;<text:line-break/>$$<text:line-break/>language plpgsql;<text:line-break/><text:line-break/>create trigger tr_rabat after insert on zamowienia<text:line-break/>for each row execute procedure fn_rabat();</text:p>
      <text:h text:style-name="Heading_20_1" text:outline-level="1"><text:bookmark text:name="zadanie_4"/>Zadanie 4</text:h>
      <text:p text:style-name="Text_20_body">Utwórz wyzwalacz modyfikujący (przy wstawianiu i aktualizacji rekordów w tabeli <text:span text:style-name="Emphasis">pudelka</text:span>) pole <text:span text:style-name="Emphasis">cena</text:span> w tabeli <text:span text:style-name="Emphasis">pudelka</text:span>, jeżeli cena jest mniejsza niż 105% kosztów wytworzenia danego pudełka czekoladek (koszt wytworzenia czekoladek + koszt pudełka 0,90 zł). W takim przypadku cenę należy ustawić na kwotę 105% kosztów wytworzenia. </text:p>
      <text:p text:style-name="P4">create function fn_cena_pudelka() returns trigger as<text:line-break/>$$<text:line-break/>declare<text:line-break/>koszt1 numeric(7,2);<text:line-break/><text:line-break/>begin<text:line-break/>SELECT sum(koszt*sztuk)+0.9 into koszt1<text:line-break/>FROM pudelka p NATURAL JOIN zawartosc z JOIN czekoladki c USING(idczekoladki) <text:line-break/>WHERE idpudelka=new.idpudelka GROUP BY cena;<text:line-break/><text:line-break/>if new.cena&lt;1.05*koszt1 then<text:line-break/>      new.cena:=1.05*koszt1;<text:line-break/>end if;<text:line-break/><text:line-break/><text:line-break/>return new;<text:line-break/>end;<text:line-break/>$$<text:line-break/>language plpgsql;<text:line-break/><text:line-break/>create trigger tr_cena_pudelka before insert or update on pudelka<text:line-break/>for each row execute procedure fn_cena_pudelka();</text:p>
      <text:h text:style-name="Heading_20_1" text:outline-level="1"><text:bookmark text:name="zadanie_5"/><text:soft-page-break/>Zadanie 5</text:h>
      <text:p text:style-name="Text_20_body">Utwórz wyzwalacz modyfikujący (przy wstawianiu i aktualizacji rekordów w tabeli <text:span text:style-name="Emphasis">zawartosc</text:span>) pole <text:span text:style-name="Emphasis">cena</text:span> w tabeli <text:span text:style-name="Emphasis">pudelka</text:span>, jeżeli cena jest mniejsza niż 105% kosztów wytworzenia danego pudełka czekoladek (koszt wytworzenia czekoladek + koszt pudełka 0,90 zł). W takim przypadku cenę należy ustawić na kwotę 105% kosztów wytworzenia. </text:p>
      <text:p text:style-name="P4">create function fn_cena_pudelka1() returns trigger as<text:line-break/>$$<text:line-break/>declare<text:line-break/>koszt1 numeric(7,2);<text:line-break/>stara_cena numeric(7,2);<text:line-break/>nowa_cena numeric(7,2);<text:line-break/><text:line-break/>begin<text:line-break/>SELECT sum(koszt*sztuk)+0.9 into koszt1<text:line-break/>FROM pudelka p NATURAL JOIN zawartosc z JOIN czekoladki c USING(idczekoladki) <text:line-break/>WHERE idpudelka=new.idpudelka GROUP BY cena;<text:line-break/><text:line-break/>SELECT cena INTO stara_cena<text:line-break/>FROM pudelka<text:line-break/>WHERE idpudelka=new.idpudelka;<text:line-break/><text:line-break/>if stara_cena&lt;1.05*koszt1 then<text:line-break/>      nowa_cena:=1.05*koszt1;<text:line-break/>else nowa_cena:=stara_cena;<text:line-break/>end if;<text:line-break/><text:line-break/>update pudelka set cena=nowa_cena <text:line-break/>WHERE idpudelka=new.idpudelka;<text:line-break/><text:line-break/>return null;<text:line-break/>end;<text:line-break/>$$<text:line-break/>language plpgsql;<text:line-break/><text:line-break/>create trigger tr_cena_pudelka1 after insert or update on zawartosc<text:line-break/>for each row execute procedure fn_cena_pudelka1();</text:p>
      <text:p text:style-name="P4"/>
      <text:p text:style-name="P4"/>
      <text:p text:style-name="P4"/>
      <text:h text:style-name="Heading_20_1" text:outline-level="1"><text:bookmark text:name="zadanie_6"/><text:soft-page-break/>Zadanie 6</text:h>
      <text:p text:style-name="Text_20_body">Utwórz wyzwalacz modyfikujący (przy aktualizacji rekordów w tabeli <text:span text:style-name="Emphasis">czekoladki</text:span>) pole <text:span text:style-name="Emphasis">cena</text:span> w tabeli <text:span text:style-name="Emphasis">pudelka</text:span>, jeżeli cena jest mniejsza niż 105% kosztów wytworzenia danego pudełka czekoladek (koszt wytworzenia czekoladek + koszt pudełka 0,90 zł). W takim przypadku cenę należy ustawić na kwotę 105% kosztów wytworzenia. </text:p>
      <text:p text:style-name="P4">create or replace function fn_cena_pudelka2() returns trigger as<text:line-break/>$$<text:line-break/>declare<text:line-break/>wiersz RECORD;<text:line-break/>koszt1 numeric(7,2);<text:line-break/>cena1 numeric(7,2);<text:line-break/><text:line-break/>begin<text:line-break/><text:line-break/>--operuj tylko na pudelkach, ktore zawieraja modyfikowana czekoladke<text:line-break/>for wiersz in SELECT idpudelka FROM zawartosc z WHERE z.idczekoladki=new.idczekoladki<text:line-break/>loop<text:line-break/>   --policz nowy koszt<text:line-break/>   SELECT sum(koszt*sztuk)+0.9 into koszt1<text:line-break/>   FROM pudelka p NATURAL JOIN zawartosc z JOIN czekoladki c USING(idczekoladki) <text:line-break/>   WHERE idpudelka=wiersz.idpudelka GROUP BY cena;<text:line-break/>   <text:line-break/>   --pobierz stara cene pudelka<text:line-break/>   SELECT cena INTO cena1<text:line-break/>   FROM pudelka<text:line-break/>   WHERE idpudelka=wiersz.idpudelka;<text:line-break/><text:line-break/>   --sprawdz cene pudelka<text:line-break/>   if cena1&lt;1.05*koszt1 then<text:line-break/>      cena1:=1.05*koszt1;<text:line-break/>   end if;<text:line-break/>   <text:line-break/>   --popraw cene pudelka<text:line-break/>   UPDATE pudelka set cena=cena1 <text:line-break/>   WHERE idpudelka=wiersz.idpudelka;<text:line-break/>   <text:line-break/>end loop;<text:line-break/><text:line-break/>return null;<text:line-break/>end;<text:line-break/>$$<text:line-break/>language plpgsql;<text:line-break/><text:line-break/>create trigger tr_cena_pudelka2 after update on czekoladki<text:line-break/><text:soft-page-break/>for each row execute procedure fn_cena_pudelka2();</text:p>
      <text:h text:style-name="Heading_20_1" text:outline-level="1"><text:bookmark text:name="zadanie_7"/>Zadanie 7</text:h>
      <text:p text:style-name="Text_20_body"><text:span text:style-name="Strong_20_Emphasis">Uwaga:</text:span> Poniższe ćwiczenie wykonaj w schemacie <text:span text:style-name="Emphasis">sekwencje</text:span>. </text:p>
      <text:p text:style-name="Text_20_body">Utwórz tabele <text:span text:style-name="Emphasis">adresy</text:span> zawierającą następujące dane: </text:p>
      <text:p text:style-name="P8">Ulica, Nr Domu, Nr Mieszkania, Miasto, Kod, </text:p>
      <text:p text:style-name="Text_20_body">oraz kolumnę <text:span text:style-name="Emphasis">idadresu</text:span> typu serial, tak aby była ona kluczem głównym. </text:p>
      <text:p text:style-name="Text_20_body">Jakie ostrzeżenie generuje baza danych przy tworzeniu tabeli? Co ono oznacza? </text:p>
      <text:p text:style-name="Text_20_body"><text:line-break/><text:span text:style-name="T1">CREATE TABLE adresy (<text:line-break/>   idadresu serial primary key, <text:line-break/>    ulica varchar(15),<text:line-break/>    nrdomu integer,<text:line-break/>    nrmieszkania integer,<text:line-break/>    miasto varchar(15),<text:line-break/>    kod char(6)<text:line-break/>);<text:line-break/><text:line-break/>NOTICE:  CREATE TABLE will create implicit sequence "adresy_idadresu_seq" for serial column "adresy.idadresu"<text:line-break/>NOTICE:  CREATE TABLE / PRIMARY KEY will create implicit index "adresy_pkey" for table "adresy"<text:line-break/><text:line-break/>Komunikaty oznaczają, że zostanie utworzona sekwencja "adresy_idadresu_seq" na kolumnie "idadresu"<text:line-break/>oraz, że na kluczu głównym zostanie utworzony indeks.</text:span></text:p>
      <text:h text:style-name="Heading_20_1" text:outline-level="1"><text:bookmark text:name="zadanie_8"/>Zadanie 8</text:h>
      <text:p text:style-name="Text_20_body"><text:span text:style-name="Strong_20_Emphasis">Uwaga:</text:span> Poniższe ćwiczenie wykonaj w schemacie <text:span text:style-name="Emphasis">sekwencje</text:span>. </text:p>
      <text:p text:style-name="Text_20_body">Sprawdź typy danych kolumn za pomocą \d. </text:p>
      <text:list xml:id="list535692224" text:style-name="L1">
        <text:list-item>
          <text:p text:style-name="P5">Czy kolumna <text:span text:style-name="Emphasis">idadresu</text:span> nadal jest typu serial? </text:p>
        </text:list-item>
        <text:list-item>
          <text:p text:style-name="P5">Czy została utworzona sekwencja?</text:p>
        </text:list-item>
        <text:list-item>
          <text:p text:style-name="P1">Jaka domyślną wartość będzie miała kolumna <text:span text:style-name="Emphasis">idadresu</text:span>?</text:p>
        </text:list-item>
      </text:list>
      <text:p text:style-name="P4">Czy kolumna idadresu nadal jest typu serial?<text:line-break/>      nie, jest typu integer<text:line-break/>    Czy została utworzona sekwencja?<text:line-break/>      tak<text:line-break/>    Jaka domyślną wartość będzie miała kolumna idadresu?<text:line-break/>      nextval('adresy_idadresu_seq'::regclass) - następną wartość sekwencji</text:p>
      <text:h text:style-name="Heading_20_1" text:outline-level="1"><text:bookmark text:name="zadanie_9"/><text:soft-page-break/>Zadanie 9</text:h>
      <text:p text:style-name="Text_20_body"><text:span text:style-name="Strong_20_Emphasis">Uwaga:</text:span> Poniższe ćwiczenie wykonaj w schemacie <text:span text:style-name="Emphasis">sekwencje</text:span>. </text:p>
      <text:list xml:id="list1332951762" text:style-name="L2">
        <text:list-item>
          <text:p text:style-name="P6">Utwórz tabelę <text:span text:style-name="Emphasis">osoby</text:span> zawierającą następujące informacje: Imie, Nazwisko, klucz obcy do tabeli <text:span text:style-name="Emphasis">adresy</text:span> - <text:span text:style-name="Emphasis">idadresu</text:span>.</text:p>
        </text:list-item>
        <text:list-item>
          <text:p text:style-name="P6">Dodaj przykładowy adres do tabeli <text:span text:style-name="Emphasis">adresy</text:span>.</text:p>
        </text:list-item>
        <text:list-item>
          <text:p text:style-name="P2">Dodaj przykładową osobę do tabeli <text:span text:style-name="Emphasis">osoby</text:span> tak aby <text:span text:style-name="Emphasis">idadresu</text:span> pokazywał na osobę z poprzedniego punktu (w tym celu użyj funkcji currval(nazwa_sekwencji)).</text:p>
        </text:list-item>
      </text:list>
      <text:p text:style-name="P4">CREATE TABLE osoby (<text:line-break/>   idadresu serial references adresy, <text:line-break/>    imie varchar(15),<text:line-break/>    nazwisko varchar(15)<text:line-break/>);<text:line-break/><text:line-break/>insert into adresy(ulica,nrdomu,nrmieszkania,miasto,kod) values('dluga',2,2,'krakow','22-111');<text:line-break/>insert into osoby values(currval('adresy_idadresu_seq'),'tomasz','brozek');</text:p>
      <text:h text:style-name="Heading_20_1" text:outline-level="1"><text:bookmark text:name="zadanie_10"/>Zadanie 10</text:h>
      <text:p text:style-name="Text_20_body"><text:span text:style-name="Strong_20_Emphasis">Uwaga:</text:span> Poniższe ćwiczenie wykonaj w schemacie <text:span text:style-name="Emphasis">sekwencje</text:span>. </text:p>
      <text:p text:style-name="Text_20_body">Sprawdź jakie wartości zwraca currval() w dla dwóch rożnych sesji (dwie instancje psql) tj.: </text:p>
      <text:list xml:id="list1943552053" text:style-name="L3">
        <text:list-item>
          <text:p text:style-name="P7">otwórz sesję 1,</text:p>
        </text:list-item>
        <text:list-item>
          <text:p text:style-name="P7">otwórz sesję 2,</text:p>
        </text:list-item>
        <text:list-item>
          <text:p text:style-name="P7">dodaj adres w sesji 1,</text:p>
        </text:list-item>
        <text:list-item>
          <text:p text:style-name="P7">dodaj adres w sesji 2,</text:p>
        </text:list-item>
        <text:list-item>
          <text:p text:style-name="P3">sprawdź <text:span text:style-name="Source_20_Text">currval()</text:span> w 1 oraz 2.</text:p>
        </text:list-item>
      </text:list>
      <text:p text:style-name="Text_20_body">Czy wartości <text:span text:style-name="Source_20_Text">currval()</text:span> są takie same? </text:p>
      <text:p text:style-name="P4">nie, wartości sekwencji nie są synchronizowane</text:p>
      <text:h text:style-name="Heading_20_1" text:outline-level="1"><text:bookmark text:name="zadanie_11"/>Zadanie 11</text:h>
      <text:p text:style-name="Text_20_body">W schemacie <text:span text:style-name="Emphasis">kwiaciarnia</text:span> utwórz widok (perspektywę), który zwraca: identyfikator kompozycji, nazwę klienta, nazwę oraz dokładny adres odbiorcy dla każdego zamówienia - taki widok może być używany np. przez dział wysyłki zamówień. </text:p>
      <text:p text:style-name="P4">CREATE VIEW wysylka AS SELECT idkompozycji,idklienta as nazwa_zamawiajacego,adres FROM zamowienia NATURAL JOIN odbiorcy;</text:p>
      <text:p text:style-name="Text_20_body"/>
      <text:h text:style-name="Heading_20_1" text:outline-level="1"><text:bookmark text:name="zadanie_12"/><text:soft-page-break/>Zadanie 12</text:h>
      <text:p text:style-name="Text_20_body">Utwórz widok (w schemacie <text:span text:style-name="Emphasis">kwiaciarnia</text:span>) dla działu marketingu chroniący dane osobowe klientów. Widok zwraca adres oraz identyfikator klienta, ale nie podaje jego nazwy. </text:p>
      <text:p text:style-name="Text_20_body"/>
      <text:p text:style-name="P4">CREATE VIEW marketing_klienci AS SELECT idklienta,adres FROM klienci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Nimbus Roman No9 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ke </meta:initial-creator>
    <meta:creation-date>2010-06-09T11:15:10</meta:creation-date>
    <dc:date>2010-06-09T11:23:58</dc:date>
    <dc:creator>Luke </dc:creator>
    <meta:editing-duration>PT00H08M49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8" meta:paragraph-count="56" meta:word-count="1078" meta:character-count="8410"/>
  </office:meta>
</office:document-meta>
</file>